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style:use-window-font-color="true" fo:font-size="10pt" fo:language="none" fo:country="none" style:font-size-asian="10pt" style:font-size-complex="10pt"/>
    </style:style>
    <style:style style:name="T1" style:family="text">
      <style:text-properties style:language-asian="ko" style:country-asian="KR"/>
    </style:style>
    <style:style style:name="T2" style:family="text">
      <style:text-properties fo:color="#020002" fo:font-size="10pt" fo:language="none" fo:country="none" style:font-size-asian="10pt" style:language-asian="ko" style:country-asian="KR" style:font-size-complex="10pt"/>
    </style:style>
    <style:style style:name="T3" style:family="text">
      <style:text-properties fo:color="#020002" fo:font-size="10pt" fo:language="none" fo:country="none" style:font-size-asian="10pt" style:font-size-complex="10pt"/>
    </style:style>
    <style:style style:name="T4" style:family="text">
      <style:text-properties fo:color="#020002" fo:font-size="12pt" fo:language="none" fo:country="none" style:font-size-asian="12pt" style:language-asian="ko" style:country-asian="KR" style:font-size-complex="12pt"/>
    </style:style>
    <style:style style:name="T5" style:family="text">
      <style:text-properties fo:color="#0000ff" fo:font-size="10pt" fo:language="none" fo:country="none" style:font-size-asian="10pt" style:font-size-complex="10pt"/>
    </style:style>
    <style:style style:name="T6" style:family="text">
      <style:text-properties fo:color="#0000ff" fo:font-size="10pt" fo:language="none" fo:country="none" style:font-size-asian="10pt" style:language-asian="ko" style:country-asian="KR" style:font-size-complex="10pt"/>
    </style:style>
    <style:style style:name="T7" style:family="text">
      <style:text-properties fo:color="#0000ff" fo:font-size="12pt" fo:language="none" fo:country="none" style:font-size-asian="12pt" style:language-asian="ko" style:country-asian="KR" style:font-size-complex="12pt"/>
    </style:style>
    <style:style style:name="T8" style:family="text">
      <style:text-properties style:use-window-font-color="true" fo:font-size="10pt" fo:language="none" fo:country="none" style:font-size-asian="10pt" style:font-size-complex="10pt"/>
    </style:style>
    <style:style style:name="T9" style:family="text">
      <style:text-properties style:use-window-font-color="true" fo:font-size="10pt" fo:language="none" fo:country="none" style:font-size-asian="10pt" style:language-asian="ko" style:country-asian="KR" style:font-size-complex="10pt"/>
    </style:style>
    <style:style style:name="T10" style:family="text">
      <style:text-properties style:use-window-font-color="true" fo:font-size="12pt" fo:language="none" fo:country="none" style:font-size-asian="12pt" style:language-asian="ko" style:country-asian="KR" style:font-size-complex="12pt"/>
    </style:style>
    <style:style style:name="T11" style:family="text">
      <style:text-properties fo:font-size="12pt" style:font-size-asian="12pt" style:language-asian="ko" style:country-asian="KR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 <text:span text:style-name="T1">사용법 &gt;</text:span></text:p>
      <text:p text:style-name="Standard"><text:span text:style-name="T1">[ 프로젝트 설정법 ]</text:span></text:p>
      <text:list xml:id="list30444226" text:style-name="L1">
        <text:list-item>
          <text:p text:style-name="P1"><text:span text:style-name="T1">리플렉션클래스를 만든다 ( ‘리플렉션사용법.odt’ 문서 참고 )</text:span></text:p>
        </text:list-item>
        <text:list-item>
          <text:p text:style-name="P1"><text:span text:style-name="T1">relib와 CustomPropGrid프로젝트를 해당 솔루션에 추가한다</text:span></text:p>
        </text:list-item>
        <text:list-item>
          <text:p text:style-name="P1"><text:span text:style-name="T1">ReflectivePropertyForm.cpp와 ReflectivePropertyForm.h파일을<text:line-break/>해당 프로젝트에 추가한다.<text:line-break/> ==&gt; dll로 빼내어야 하나 , 아직 못하고 있음<text:line-break/><text:line-break/></text:span></text:p>
        </text:list-item>
      </text:list>
      <text:p text:style-name="Standard"><text:span text:style-name="T1">[ 소스 작업 ]<text:line-break/>1. ReflectivePropertyForm을 상속받아, 나만의 폼을 만든다<text:line-break/></text:span><text:span text:style-name="T11">2.v</text:span><text:span text:style-name="T7">oid</text:span><text:span text:style-name="T10"> </text:span><text:span text:style-name="T4">ReflectivePropertyForm</text:span><text:span text:style-name="T10">::</text:span><text:span text:style-name="T4">addAllReflection</text:span><text:span text:style-name="T10">( </text:span><text:span text:style-name="T4">CBaseObject</text:span><text:span text:style-name="T10">* </text:span><text:span text:style-name="T4">pBaseObject</text:span><text:span text:style-name="T10">)</text:span><text:span text:style-name="T4">을</text:span></text:p>
      <text:p text:style-name="Standard"><text:span text:style-name="T4"><text:s text:c="3"/>호출하면 자동으로 리플렉션을 통해 얻은 값들이 c# propertygrid에 연결된다.</text:span></text:p>
      <text:p text:style-name="Standard"><text:span text:style-name="T4"><text:s text:c="3"/>2번의 작업은 아래 예제와 같은 방식으로 해야한다. </text:span></text:p>
      <text:p text:style-name="Standard"><text:span text:style-name="T4"/></text:p>
      <text:p text:style-name="Standard"><text:span text:style-name="T4">Ex )</text:span></text:p>
      <text:p text:style-name="Standard"><text:span text:style-name="T4">1. </text:span><text:span text:style-name="T2"><text:tab/></text:span><text:span text:style-name="T6">public</text:span><text:span text:style-name="T9"> </text:span><text:span text:style-name="T6">ref</text:span><text:span text:style-name="T9"> </text:span><text:span text:style-name="T6">class</text:span><text:span text:style-name="T9"> </text:span><text:span text:style-name="T2">ClothReflectivePropertyForm</text:span><text:span text:style-name="T9"> : </text:span><text:span text:style-name="T6">public</text:span><text:span text:style-name="T9"> </text:span><text:span text:style-name="T2">ReflectivePropertyForm</text:span></text:p>
      <text:p text:style-name="P2"><text:span text:style-name="T8"><text:tab/>{</text:span></text:p>
      <text:p text:style-name="P2"><text:span text:style-name="T8"><text:tab/><text:tab/></text:span><text:span text:style-name="T5">static</text:span><text:span text:style-name="T8"> </text:span><text:span text:style-name="T3">ClothReflectivePropertyForm</text:span><text:span text:style-name="T8">^ </text:span><text:span text:style-name="T3">create</text:span><text:span text:style-name="T8">(</text:span><text:span text:style-name="T5">const</text:span><text:span text:style-name="T8"> </text:span><text:span text:style-name="T5">char</text:span><text:span text:style-name="T8">* </text:span><text:span text:style-name="T3">szFormName</text:span><text:span text:style-name="T8">,</text:span><text:span text:style-name="T3">RClothInfo</text:span><text:span text:style-name="T8">* <text:tab/><text:tab/><text:tab/><text:tab/><text:tab/><text:tab/><text:tab/><text:tab/></text:span><text:span text:style-name="T3">pClothInfo</text:span><text:span text:style-name="T8">,</text:span><text:span text:style-name="T3">CBaseObject</text:span><text:span text:style-name="T8"> *</text:span><text:span text:style-name="T3">pBaseObject</text:span><text:span text:style-name="T8">);</text:span></text:p>
      <text:p text:style-name="P2"><text:span text:style-name="T4"><text:tab/>} ;</text:span></text:p>
      <text:p text:style-name="P2"><text:span text:style-name="T4"/></text:p>
      <text:p text:style-name="P2"><text:span text:style-name="T4">2.</text:span></text:p>
      <text:p text:style-name="Standard"><text:span text:style-name="T9"><text:tab/></text:span><text:span text:style-name="T2">ClothReflectivePropertyForm</text:span><text:span text:style-name="T9">^ </text:span><text:span text:style-name="T2">ClothReflectivePropertyForm</text:span><text:span text:style-name="T9">::</text:span><text:span text:style-name="T2">create</text:span><text:span text:style-name="T9">(</text:span><text:span text:style-name="T6">const</text:span><text:span text:style-name="T9"> </text:span><text:span text:style-name="T6">char</text:span><text:span text:style-name="T9">* <text:tab/><text:tab/><text:tab/><text:tab/><text:tab/></text:span><text:span text:style-name="T2">szFormName</text:span><text:span text:style-name="T9">,</text:span><text:span text:style-name="T2">RClothInfo</text:span><text:span text:style-name="T9">* </text:span><text:span text:style-name="T2">pClothInfo</text:span><text:span text:style-name="T9">,</text:span><text:span text:style-name="T2">CBaseObject</text:span><text:span text:style-name="T9"> *</text:span><text:span text:style-name="T2">pBaseObject</text:span><text:span text:style-name="T9"> )</text:span></text:p>
      <text:p text:style-name="P3"><text:tab/>{</text:p>
      <text:p text:style-name="P2"><text:span text:style-name="T8"><text:tab/><text:tab/></text:span><text:span text:style-name="T3">ClothReflectivePropertyForm</text:span><text:span text:style-name="T8">^ </text:span><text:span text:style-name="T3">clothReflectiveProperty</text:span><text:span text:style-name="T8"> = </text:span><text:span text:style-name="T5">gcnew</text:span><text:span text:style-name="T8"> <text:tab/><text:tab/><text:tab/><text:tab/><text:tab/><text:tab/><text:tab/></text:span><text:span text:style-name="T3">ClothReflectivePropertyForm</text:span><text:span text:style-name="T8">(</text:span><text:span text:style-name="T3">szFormName</text:span><text:span text:style-name="T8">,</text:span><text:span text:style-name="T3">pClothInfo</text:span><text:span text:style-name="T8">);</text:span></text:p>
      <text:p text:style-name="P3"><text:tab/><text:tab/></text:p>
      <text:p text:style-name="P2"><text:span text:style-name="T8"><text:tab/><text:tab/></text:span><text:span text:style-name="T3">clothReflectiveProperty</text:span><text:span text:style-name="T8">-&gt;</text:span><text:span text:style-name="T3">InitializeComponent</text:span><text:span text:style-name="T8">(); // </text:span><text:span text:style-name="T9">폼초기화 시작</text:span></text:p>
      <text:p text:style-name="P2"><text:span text:style-name="T8"><text:tab/><text:tab/></text:span><text:span text:style-name="T3">clothReflectiveProperty</text:span><text:span text:style-name="T8">-&gt;</text:span><text:span text:style-name="T3">Show</text:span><text:span text:style-name="T8">();</text:span></text:p>
      <text:p text:style-name="P3"/>
      <text:p text:style-name="P2"><text:span text:style-name="T8"><text:tab/><text:tab/></text:span><text:span text:style-name="T3">clothReflectiveProperty</text:span><text:span text:style-name="T8">-&gt;</text:span><text:span text:style-name="T3">addAllReflection</text:span><text:span text:style-name="T8">(</text:span><text:span text:style-name="T3">pBaseObject</text:span><text:span text:style-name="T8">);<text:tab/>// </text:span><text:span text:style-name="T9">프로퍼티 연결</text:span></text:p>
      <text:p text:style-name="P3"/>
      <text:p text:style-name="P2"><text:span text:style-name="T8"><text:tab/><text:tab/></text:span><text:span text:style-name="T3">clothReflectiveProperty</text:span><text:span text:style-name="T8">-&gt;</text:span><text:span text:style-name="T3">CompleteToInitializeComponent</text:span><text:span text:style-name="T8">(); // </text:span><text:span text:style-name="T9">폼초기화 완료</text:span></text:p>
      <text:p text:style-name="P3"/>
      <text:p text:style-name="P2"><text:span text:style-name="T8"><text:tab/><text:tab/></text:span><text:span text:style-name="T5">return</text:span><text:span text:style-name="T8"> </text:span><text:span text:style-name="T3">clothReflectiveProperty</text:span><text:span text:style-name="T8">;</text:span></text:p>
      <text:p text:style-name="P2"><text:span text:style-name="T8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 g</meta:initial-creator>
    <meta:creation-date>2009-08-26T10:31:35.14</meta:creation-date>
    <meta:generator>OpenOffice.org/3.1$Win32 OpenOffice.org_project/310m11$Build-9399</meta:generator>
    <meta:document-statistic meta:table-count="0" meta:image-count="0" meta:object-count="0" meta:page-count="1" meta:paragraph-count="24" meta:word-count="130" meta:character-count="1166"/>
    <dc:date>2009-08-26T10:40:15.87</dc:date>
    <dc:creator>i g</dc:creator>
    <meta:editing-duration>PT00H08M42S</meta:editing-duration>
    <meta:editing-cycles>1</meta:editing-cycles>
  </office:meta>
</office:document-meta>
</file>